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3.304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3.276cm"/>
    </style:style>
    <style:style style:name="co5" style:family="table-column">
      <style:table-column-properties fo:break-before="auto" style:column-width="4.311cm"/>
    </style:style>
    <style:style style:name="co6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results_alpha_jan29_feb1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4" table:default-cell-style-name="ce1"/>
        <table:table-column table:style-name="co5" table:default-cell-style-name="ce2"/>
        <table:table-column table:style-name="co4" table:default-cell-style-name="ce1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NODE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MSE</text:p>
          </table:table-cell>
          <table:table-cell table:style-name="Default" office:value-type="string" calcext:value-type="string">
            <text:p>MAE</text:p>
          </table:table-cell>
          <table:table-cell table:style-name="Default" office:value-type="string" calcext:value-type="string">
            <text:p>MAPE</text:p>
          </table:table-cell>
          <table:table-cell table:style-name="Default" office:value-type="string" calcext:value-type="string">
            <text:p>RMSE</text:p>
          </table:table-cell>
          <table:table-cell office:value-type="string" calcext:value-type="string">
            <text:p>EV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96.9319" calcext:value-type="float">
            <text:p>1496.9319</text:p>
          </table:table-cell>
          <table:table-cell office:value-type="float" office:value="793.7182" calcext:value-type="float">
            <text:p>793.7182</text:p>
          </table:table-cell>
          <table:table-cell office:value-type="float" office:value="125062.993860642" calcext:value-type="float">
            <text:p>125062.993860642</text:p>
          </table:table-cell>
          <table:table-cell office:value-type="float" office:value="264.002496948638" calcext:value-type="float">
            <text:p>264.00</text:p>
          </table:table-cell>
          <table:table-cell office:value-type="float" office:value="2.30322017639603E+015" calcext:value-type="float">
            <text:p>2.303E+15</text:p>
          </table:table-cell>
          <table:table-cell office:value-type="float" office:value="353.642466144327" calcext:value-type="float">
            <text:p>353.64</text:p>
          </table:table-cell>
          <table:table-cell office:value-type="float" office:value="0.804321724768333" calcext:value-type="float">
            <text:p>0.80432172476833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247.1808" calcext:value-type="float">
            <text:p>1247.1808</text:p>
          </table:table-cell>
          <table:table-cell office:value-type="float" office:value="546.8277" calcext:value-type="float">
            <text:p>546.8277</text:p>
          </table:table-cell>
          <table:table-cell office:value-type="float" office:value="167747.83357027" calcext:value-type="float">
            <text:p>167747.83357027</text:p>
          </table:table-cell>
          <table:table-cell office:value-type="float" office:value="315.59717493848" calcext:value-type="float">
            <text:p>315.60</text:p>
          </table:table-cell>
          <table:table-cell office:value-type="float" office:value="3.52871821955374E+016" calcext:value-type="float">
            <text:p>3.529E+16</text:p>
          </table:table-cell>
          <table:table-cell office:value-type="float" office:value="409.570303574698" calcext:value-type="float">
            <text:p>409.57</text:p>
          </table:table-cell>
          <table:table-cell office:value-type="float" office:value="0.439984285107597" calcext:value-type="float">
            <text:p>0.43998428510759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111.2839" calcext:value-type="float">
            <text:p>1111.2839</text:p>
          </table:table-cell>
          <table:table-cell office:value-type="float" office:value="441.72824" calcext:value-type="float">
            <text:p>441.72824</text:p>
          </table:table-cell>
          <table:table-cell office:value-type="float" office:value="110976.746550668" calcext:value-type="float">
            <text:p>110976.746550668</text:p>
          </table:table-cell>
          <table:table-cell office:value-type="float" office:value="248.472067264795" calcext:value-type="float">
            <text:p>248.47</text:p>
          </table:table-cell>
          <table:table-cell office:value-type="float" office:value="2176564254111415" calcext:value-type="float">
            <text:p>2.177E+15</text:p>
          </table:table-cell>
          <table:table-cell office:value-type="float" office:value="333.131725524105" calcext:value-type="float">
            <text:p>333.13</text:p>
          </table:table-cell>
          <table:table-cell office:value-type="float" office:value="0.434595983544205" calcext:value-type="float">
            <text:p>0.43459598354420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175.6112" calcext:value-type="float">
            <text:p>1175.6112</text:p>
          </table:table-cell>
          <table:table-cell office:value-type="float" office:value="542.1694" calcext:value-type="float">
            <text:p>542.1694</text:p>
          </table:table-cell>
          <table:table-cell office:value-type="float" office:value="156079.438028746" calcext:value-type="float">
            <text:p>156079.438028746</text:p>
          </table:table-cell>
          <table:table-cell office:value-type="float" office:value="300.774648027024" calcext:value-type="float">
            <text:p>300.77</text:p>
          </table:table-cell>
          <table:table-cell office:value-type="float" office:value="1.51520461876492E+016" calcext:value-type="float">
            <text:p>1.515E+16</text:p>
          </table:table-cell>
          <table:table-cell office:value-type="float" office:value="395.068902887516" calcext:value-type="float">
            <text:p>395.07</text:p>
          </table:table-cell>
          <table:table-cell office:value-type="float" office:value="0.469836484494458" calcext:value-type="float">
            <text:p>0.469836484494458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849.6327" calcext:value-type="float">
            <text:p>1849.6327</text:p>
          </table:table-cell>
          <table:table-cell office:value-type="float" office:value="701.9749" calcext:value-type="float">
            <text:p>701.9749</text:p>
          </table:table-cell>
          <table:table-cell office:value-type="float" office:value="158941.813145418" calcext:value-type="float">
            <text:p>158941.813145418</text:p>
          </table:table-cell>
          <table:table-cell office:value-type="float" office:value="309.306983816907" calcext:value-type="float">
            <text:p>309.31</text:p>
          </table:table-cell>
          <table:table-cell office:value-type="float" office:value="2.05198677134458E+016" calcext:value-type="float">
            <text:p>2.052E+16</text:p>
          </table:table-cell>
          <table:table-cell office:value-type="float" office:value="398.675072139478" calcext:value-type="float">
            <text:p>398.68</text:p>
          </table:table-cell>
          <table:table-cell office:value-type="float" office:value="0.677451529564306" calcext:value-type="float">
            <text:p>0.677451529564306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331.895" calcext:value-type="float">
            <text:p>1331.895</text:p>
          </table:table-cell>
          <table:table-cell office:value-type="float" office:value="736.14636" calcext:value-type="float">
            <text:p>736.14636</text:p>
          </table:table-cell>
          <table:table-cell office:value-type="float" office:value="89964.0314030693" calcext:value-type="float">
            <text:p>89964.0314030693</text:p>
          </table:table-cell>
          <table:table-cell office:value-type="float" office:value="215.440558813187" calcext:value-type="float">
            <text:p>215.44</text:p>
          </table:table-cell>
          <table:table-cell office:value-type="float" office:value="1.20080937267318E+016" calcext:value-type="float">
            <text:p>1.201E+16</text:p>
          </table:table-cell>
          <table:table-cell office:value-type="float" office:value="299.940046347715" calcext:value-type="float">
            <text:p>299.94</text:p>
          </table:table-cell>
          <table:table-cell office:value-type="float" office:value="0.834955379649064" calcext:value-type="float">
            <text:p>0.83495537964906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488.04123" calcext:value-type="float">
            <text:p>488.04123</text:p>
          </table:table-cell>
          <table:table-cell office:value-type="float" office:value="473.0663" calcext:value-type="float">
            <text:p>473.0663</text:p>
          </table:table-cell>
          <table:table-cell office:value-type="float" office:value="138675.067666047" calcext:value-type="float">
            <text:p>138675.067666047</text:p>
          </table:table-cell>
          <table:table-cell office:value-type="float" office:value="271.476781791759" calcext:value-type="float">
            <text:p>271.48</text:p>
          </table:table-cell>
          <table:table-cell office:value-type="float" office:value="2.98162898198137E+017" calcext:value-type="float">
            <text:p>2.982E+17</text:p>
          </table:table-cell>
          <table:table-cell office:value-type="float" office:value="372.39101448081" calcext:value-type="float">
            <text:p>372.39</text:p>
          </table:table-cell>
          <table:table-cell office:value-type="float" office:value="0.392242922502565" calcext:value-type="float">
            <text:p>0.39224292250256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128.3558" calcext:value-type="float">
            <text:p>1128.3558</text:p>
          </table:table-cell>
          <table:table-cell office:value-type="float" office:value="584.12195" calcext:value-type="float">
            <text:p>584.12195</text:p>
          </table:table-cell>
          <table:table-cell office:value-type="float" office:value="101497.253026148" calcext:value-type="float">
            <text:p>101497.253026148</text:p>
          </table:table-cell>
          <table:table-cell office:value-type="float" office:value="232.94777284093" calcext:value-type="float">
            <text:p>232.95</text:p>
          </table:table-cell>
          <table:table-cell office:value-type="float" office:value="6634617085255548" calcext:value-type="float">
            <text:p>6.635E+15</text:p>
          </table:table-cell>
          <table:table-cell office:value-type="float" office:value="318.586335278442" calcext:value-type="float">
            <text:p>318.59</text:p>
          </table:table-cell>
          <table:table-cell office:value-type="float" office:value="0.703849644492945" calcext:value-type="float">
            <text:p>0.70384964449294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322.9302" calcext:value-type="float">
            <text:p>1322.9302</text:p>
          </table:table-cell>
          <table:table-cell office:value-type="float" office:value="716.7942" calcext:value-type="float">
            <text:p>716.7942</text:p>
          </table:table-cell>
          <table:table-cell office:value-type="float" office:value="124721.176278195" calcext:value-type="float">
            <text:p>124721.176278195</text:p>
          </table:table-cell>
          <table:table-cell office:value-type="float" office:value="273.752553584629" calcext:value-type="float">
            <text:p>273.75</text:p>
          </table:table-cell>
          <table:table-cell office:value-type="float" office:value="1.1609740067092E+017" calcext:value-type="float">
            <text:p>1.161E+17</text:p>
          </table:table-cell>
          <table:table-cell office:value-type="float" office:value="353.158854169332" calcext:value-type="float">
            <text:p>353.16</text:p>
          </table:table-cell>
          <table:table-cell office:value-type="float" office:value="0.758480661709186" calcext:value-type="float">
            <text:p>0.7584806617091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verage</text:p>
          </table:table-cell>
          <table:table-cell office:value-type="float" office:value="1239.096" calcext:value-type="float">
            <text:p>1239.096</text:p>
          </table:table-cell>
          <table:table-cell office:value-type="float" office:value="615.1719" calcext:value-type="float">
            <text:p>615.1719</text:p>
          </table:table-cell>
          <table:table-cell office:value-type="float" office:value="130407.372614356" calcext:value-type="float">
            <text:p>130407.372614356</text:p>
          </table:table-cell>
          <table:table-cell office:value-type="float" office:value="270.196782002928" calcext:value-type="float">
            <text:p>270.20</text:p>
          </table:table-cell>
          <table:table-cell office:value-type="float" office:value="5.64824322453538E+016" calcext:value-type="float">
            <text:p>5.648E+16</text:p>
          </table:table-cell>
          <table:table-cell office:value-type="float" office:value="359.351635616269" calcext:value-type="float">
            <text:p>359.35</text:p>
          </table:table-cell>
          <table:table-cell office:value-type="float" office:value="0.612857623981407" calcext:value-type="float">
            <text:p>0.6128576239814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ndard Deviation</text:p>
          </table:table-cell>
          <table:table-cell office:value-type="float" office:value="341.83368" calcext:value-type="float">
            <text:p>341.83368</text:p>
          </table:table-cell>
          <table:table-cell office:value-type="float" office:value="118.14142" calcext:value-type="float">
            <text:p>118.14142</text:p>
          </table:table-cell>
          <table:table-cell office:value-type="float" office:value="25486.0252559663" calcext:value-type="float">
            <text:p>25486.0252559663</text:p>
          </table:table-cell>
          <table:table-cell office:value-type="float" office:value="32.3799602387432" calcext:value-type="float">
            <text:p>32.38</text:p>
          </table:table-cell>
          <table:table-cell office:value-type="float" office:value="9.17493102300442E+016" calcext:value-type="float">
            <text:p>9.175E+16</text:p>
          </table:table-cell>
          <table:table-cell office:value-type="float" office:value="35.6899789054002" calcext:value-type="float">
            <text:p>35.69</text:p>
          </table:table-cell>
          <table:table-cell office:value-type="float" office:value="0.166810671490676" calcext:value-type="float">
            <text:p>0.1668106714906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13T17:06:35.168021096</dc:date>
    <meta:editing-duration>PT34S</meta:editing-duration>
    <meta:editing-cycles>1</meta:editing-cycles>
    <meta:document-statistic meta:table-count="1" meta:cell-count="107" meta:object-count="0"/>
    <meta:generator>LibreOffice/6.4.7.2$Linux_X86_64 LibreOffice_project/40$Build-2</meta:generator>
  </office:meta>
</office:document-meta>
</file>